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c4484" officeooo:paragraph-rsid="000c4484"/>
    </style:style>
    <style:style style:name="P2" style:family="paragraph" style:parent-style-name="Text_20_body">
      <style:text-properties officeooo:rsid="000c4484" officeooo:paragraph-rsid="000c4484" loext:padding="0.0193in" loext:border="0.06pt solid #d9d9e3"/>
    </style:style>
    <style:style style:name="P3" style:family="paragraph" style:parent-style-name="Text_20_body">
      <style:paragraph-properties fo:padding="0.0193in" fo:border="0.06pt solid #d9d9e3"/>
    </style:style>
    <style:style style:name="P4" style:family="paragraph" style:parent-style-name="Text_20_body">
      <style:paragraph-properties fo:margin-top="0in" fo:margin-bottom="0in" style:contextual-spacing="false"/>
      <style:text-properties loext:padding="0in" loext:border="none"/>
    </style:style>
    <style:style style:name="P5" style:family="paragraph" style:parent-style-name="Heading_20_1">
      <style:text-properties officeooo:rsid="000c4484" officeooo:paragraph-rsid="000c4484"/>
    </style:style>
    <style:style style:name="P6" style:family="paragraph" style:parent-style-name="Text_20_body" style:list-style-name="L1">
      <style:paragraph-properties fo:margin-top="0in" fo:margin-bottom="0in" style:contextual-spacing="false" fo:padding="0.0193in" fo:border="0.06pt solid #d9d9e3"/>
    </style:style>
    <style:style style:name="P7" style:family="paragraph" style:parent-style-name="Text_20_body" style:list-style-name="L2">
      <style:paragraph-properties fo:margin-top="0in" fo:margin-bottom="0in" style:contextual-spacing="false" fo:padding="0.0193in" fo:border="0.06pt solid #d9d9e3"/>
    </style:style>
    <style:style style:name="P8" style:family="paragraph" style:parent-style-name="Text_20_body" style:list-style-name="L3">
      <style:paragraph-properties fo:margin-top="0in" fo:margin-bottom="0in" style:contextual-spacing="false" fo:padding="0.0193in" fo:border="0.06pt solid #d9d9e3"/>
    </style:style>
    <style:style style:name="P9" style:family="paragraph" style:parent-style-name="Text_20_body" style:list-style-name="L4">
      <style:paragraph-properties fo:margin-top="0in" fo:margin-bottom="0in" style:contextual-spacing="false" fo:padding="0.0193in" fo:border="0.06pt solid #d9d9e3"/>
    </style:style>
    <style:style style:name="P10" style:family="paragraph" style:parent-style-name="Text_20_body" style:list-style-name="L5">
      <style:paragraph-properties fo:margin-top="0in" fo:margin-bottom="0in" style:contextual-spacing="false" fo:padding="0.0193in" fo:border="0.06pt solid #d9d9e3"/>
    </style:style>
    <style:style style:name="P11" style:family="paragraph" style:parent-style-name="Text_20_body" style:list-style-name="L6">
      <style:paragraph-properties fo:margin-top="0in" fo:margin-bottom="0in" style:contextual-spacing="false" fo:padding="0.0193in" fo:border="0.06pt solid #d9d9e3"/>
    </style:style>
    <style:style style:name="P12" style:family="paragraph" style:parent-style-name="Text_20_body" style:list-style-name="L7">
      <style:paragraph-properties fo:margin-top="0in" fo:margin-bottom="0in" style:contextual-spacing="false" fo:padding="0.0193in" fo:border="0.06pt solid #d9d9e3"/>
    </style:style>
    <style:style style:name="P13" style:family="paragraph" style:parent-style-name="Text_20_body" style:list-style-name="L8">
      <style:paragraph-properties fo:margin-top="0in" fo:margin-bottom="0in" style:contextual-spacing="false" fo:padding="0.0193in" fo:border="0.06pt solid #d9d9e3"/>
    </style:style>
    <style:style style:name="P14" style:family="paragraph" style:parent-style-name="Text_20_body" style:list-style-name="L9">
      <style:paragraph-properties fo:margin-top="0in" fo:margin-bottom="0in" style:contextual-spacing="false" fo:padding="0.0193in" fo:border="0.06pt solid #d9d9e3"/>
    </style:style>
    <style:style style:name="P15" style:family="paragraph" style:parent-style-name="Text_20_body" style:list-style-name="L10">
      <style:paragraph-properties fo:padding="0.0193in" fo:border="0.06pt solid #d9d9e3"/>
    </style:style>
    <style:style style:name="P16" style:family="paragraph" style:parent-style-name="Text_20_body" style:list-style-name="L11">
      <style:paragraph-properties fo:margin-top="0in" fo:margin-bottom="0in" style:contextual-spacing="false" fo:padding="0.0193in" fo:border="0.06pt solid #d9d9e3"/>
    </style:style>
    <style:style style:name="P17" style:family="paragraph" style:parent-style-name="Text_20_body" style:list-style-name="L11">
      <style:paragraph-properties fo:padding="0.0193in" fo:border="0.06pt solid #d9d9e3"/>
    </style:style>
    <style:style style:name="P18" style:family="paragraph" style:parent-style-name="Text_20_body" style:list-style-name="L12">
      <style:paragraph-properties fo:margin-top="0in" fo:margin-bottom="0in" style:contextual-spacing="false" fo:padding="0.0193in" fo:border="0.06pt solid #d9d9e3"/>
      <style:text-properties loext:padding="0.0193in" loext:border="0.06pt solid #d9d9e3"/>
    </style:style>
    <style:style style:name="P19" style:family="paragraph" style:parent-style-name="Text_20_body" style:list-style-name="L12">
      <style:paragraph-properties fo:padding="0.0193in" fo:border="0.06pt solid #d9d9e3"/>
      <style:text-properties loext:padding="0.0193in" loext:border="0.06pt solid #d9d9e3"/>
    </style:style>
    <style:style style:name="P20" style:family="paragraph" style:parent-style-name="Text_20_body" style:list-style-name="L13">
      <style:paragraph-properties fo:margin-top="0in" fo:margin-bottom="0in" style:contextual-spacing="false" fo:padding="0.0193in" fo:border="0.06pt solid #d9d9e3"/>
      <style:text-properties loext:padding="0.0193in" loext:border="0.06pt solid #d9d9e3"/>
    </style:style>
    <style:style style:name="P21" style:family="paragraph" style:parent-style-name="Text_20_body" style:list-style-name="L13">
      <style:paragraph-properties fo:padding="0.0193in" fo:border="0.06pt solid #d9d9e3"/>
      <style:text-properties loext:padding="0.0193in" loext:border="0.06pt solid #d9d9e3"/>
    </style:style>
    <style:style style:name="T1" style:family="text">
      <style:text-properties loext:padding="0.0193in" loext:border="0.06pt solid #d9d9e3"/>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5535in" text:min-label-width="0.1965in"/>
      </text:list-level-style-bullet>
      <text:list-level-style-number text:level="2" loext:num-list-format="%2%." style:num-suffix="." style:num-format="1">
        <style:list-level-properties text:space-before="0.75in" text:min-label-width="0.25in"/>
      </text:list-level-style-number>
      <text:list-level-style-number text:level="3" loext:num-list-format="%3%." style:num-suffix="." style:num-format="1">
        <style:list-level-properties text:space-before="1in" text:min-label-width="0.25in"/>
      </text:list-level-style-number>
      <text:list-level-style-number text:level="4" loext:num-list-format="%4%." style:num-suffix="." style:num-format="1">
        <style:list-level-properties text:space-before="1.25in" text:min-label-width="0.25in"/>
      </text:list-level-style-number>
      <text:list-level-style-number text:level="5" loext:num-list-format="%5%." style:num-suffix="." style:num-format="1">
        <style:list-level-properties text:space-before="1.5in" text:min-label-width="0.25in"/>
      </text:list-level-style-number>
      <text:list-level-style-number text:level="6" loext:num-list-format="%6%." style:num-suffix="." style:num-format="1">
        <style:list-level-properties text:space-before="1.75in" text:min-label-width="0.25in"/>
      </text:list-level-style-number>
      <text:list-level-style-number text:level="7" loext:num-list-format="%7%." style:num-suffix="." style:num-format="1">
        <style:list-level-properties text:space-before="2in" text:min-label-width="0.25in"/>
      </text:list-level-style-number>
      <text:list-level-style-number text:level="8" loext:num-list-format="%8%." style:num-suffix="." style:num-format="1">
        <style:list-level-properties text:space-before="2.25in" text:min-label-width="0.25in"/>
      </text:list-level-style-number>
      <text:list-level-style-number text:level="9" loext:num-list-format="%9%." style:num-suffix="." style:num-format="1">
        <style:list-level-properties text:space-before="2.5in" text:min-label-width="0.25in"/>
      </text:list-level-style-number>
      <text:list-level-style-number text:level="10" loext:num-list-format="%10%." style:num-suffix="." style:num-format="1">
        <style:list-level-properties text:space-before="2.75in" text:min-label-width="0.25in"/>
      </text:list-level-style-number>
    </text:list-style>
    <text:list-style style:name="L7">
      <text:list-level-style-bullet text:level="1" text:style-name="Bullet_20_Symbols" loext:num-list-format="%1%." style:num-suffix="." text:bullet-char="•">
        <style:list-level-properties text:space-before="0.5535in" text:min-label-width="0.1965in"/>
      </text:list-level-style-bullet>
      <text:list-level-style-number text:level="2" loext:num-list-format="%2%." style:num-suffix="." style:num-format="1">
        <style:list-level-properties text:space-before="0.75in" text:min-label-width="0.25in"/>
      </text:list-level-style-number>
      <text:list-level-style-number text:level="3" loext:num-list-format="%3%." style:num-suffix="." style:num-format="1">
        <style:list-level-properties text:space-before="1in" text:min-label-width="0.25in"/>
      </text:list-level-style-number>
      <text:list-level-style-number text:level="4" loext:num-list-format="%4%." style:num-suffix="." style:num-format="1">
        <style:list-level-properties text:space-before="1.25in" text:min-label-width="0.25in"/>
      </text:list-level-style-number>
      <text:list-level-style-number text:level="5" loext:num-list-format="%5%." style:num-suffix="." style:num-format="1">
        <style:list-level-properties text:space-before="1.5in" text:min-label-width="0.25in"/>
      </text:list-level-style-number>
      <text:list-level-style-number text:level="6" loext:num-list-format="%6%." style:num-suffix="." style:num-format="1">
        <style:list-level-properties text:space-before="1.75in" text:min-label-width="0.25in"/>
      </text:list-level-style-number>
      <text:list-level-style-number text:level="7" loext:num-list-format="%7%." style:num-suffix="." style:num-format="1">
        <style:list-level-properties text:space-before="2in" text:min-label-width="0.25in"/>
      </text:list-level-style-number>
      <text:list-level-style-number text:level="8" loext:num-list-format="%8%." style:num-suffix="." style:num-format="1">
        <style:list-level-properties text:space-before="2.25in" text:min-label-width="0.25in"/>
      </text:list-level-style-number>
      <text:list-level-style-number text:level="9" loext:num-list-format="%9%." style:num-suffix="." style:num-format="1">
        <style:list-level-properties text:space-before="2.5in" text:min-label-width="0.25in"/>
      </text:list-level-style-number>
      <text:list-level-style-number text:level="10" loext:num-list-format="%10%." style:num-suffix="." style:num-format="1">
        <style:list-level-properties text:space-before="2.7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ca Society and Government</text:h>
      <text:p text:style-name="P1"><text:line-break/>Organized Empire: Inca Empire</text:p>
      <text:list xml:id="list102951531" text:style-name="L1">
        <text:list-item>
          <text:p text:style-name="P6">Emerged in Mesoamerica around the same time as the Aztecs</text:p>
        </text:list-item>
      </text:list>
      <text:list xml:id="list1951187349" text:style-name="L2">
        <text:list-item>
          <text:p text:style-name="P7">Began their conquest of western South America in A.D. 1200</text:p>
        </text:list-item>
      </text:list>
      <text:list xml:id="list4010389525" text:style-name="L3">
        <text:list-item>
          <text:p text:style-name="P8">Occupied the Urubamba Valley, high in the Andes Mountains of present-day Peru</text:p>
        </text:list-item>
      </text:list>
      <text:list xml:id="list2473228146" text:style-name="L4">
        <text:list-item>
          <text:p text:style-name="P9">By 1440, the Inca ruled the region</text:p>
        </text:list-item>
      </text:list>
      <text:list xml:id="list1777432941" text:style-name="L5">
        <text:list-item>
          <text:p text:style-name="P10">Emperor Pachacuti was a key figure in the expansion of the empire</text:p>
        </text:list-item>
      </text:list>
      <text:list xml:id="list1534276521" text:style-name="L6">
        <text:list-item>
          <text:p text:style-name="P11">Pachacuti means “he who changed the world”</text:p>
        </text:list-item>
      </text:list>
      <text:list xml:id="list837434390" text:style-name="L7">
        <text:list-item>
          <text:p text:style-name="P12">Pachacuti conquered and ruled widespread areas through a powerful military and a strong central government</text:p>
        </text:list-item>
      </text:list>
      <text:list xml:id="list1256646592" text:style-name="L8">
        <text:list-item>
          <text:p text:style-name="P13">He transformed the Inca capital, Cusco, into an impressive stone city of 100,000 people</text:p>
        </text:list-item>
      </text:list>
      <text:list xml:id="list2270155457" text:style-name="L9">
        <text:list-item>
          <text:p text:style-name="P14">The Inca Empire stretched 2,600 miles from present-day Colombia to Argentina</text:p>
        </text:list-item>
      </text:list>
      <text:list xml:id="list1141908726" text:style-name="L10">
        <text:list-item>
          <text:p text:style-name="P15">Included about 12 million people in its territories</text:p>
        </text:list-item>
      </text:list>
      <text:p text:style-name="P3"/>
      <text:p text:style-name="P3">Inca Empire relied heavily on agriculture for their survival</text:p>
      <text:list xml:id="list117508853" text:style-name="L11">
        <text:list-item>
          <text:p text:style-name="P16">Farming was difficult in the steep Andes, so they used terrace farming</text:p>
        </text:list-item>
        <text:list-item>
          <text:p text:style-name="P16">Terrace farming involved cutting flat steps on the sides of mountains and building stone walls to keep the terraces in place</text:p>
        </text:list-item>
        <text:list-item>
          <text:p text:style-name="P16">Terrace farming produced potatoes, maize, and quinoa</text:p>
        </text:list-item>
        <text:list-item>
          <text:p text:style-name="P16">The Inca also raised llamas and alpacas for meat, wool, and transportation</text:p>
        </text:list-item>
        <text:list-item>
          <text:p text:style-name="P16">Inca religious rituals centered around guaranteeing a good harvest</text:p>
        </text:list-item>
        <text:list-item>
          <text:p text:style-name="P16">The Inca worshiped their emperor as the son of Inti, the Sun God</text:p>
        </text:list-item>
        <text:list-item>
          <text:p text:style-name="P17">They believed that the emperor helped humans communicate with the gods</text:p>
        </text:list-item>
      </text:list>
      <text:p text:style-name="P3"/>
      <text:h text:style-name="P5" text:outline-level="1">An Aztec City: Tenochitlan</text:h>
      <text:p text:style-name="P1">The Aztec developed a mighty empire in central Mexico.</text:p>
      <text:p text:style-name="P2">Around 1300 AD, Aztec nomads migrated to the Valley of Mexico, a populous region with rival city-states.</text:p>
      <text:list xml:id="list2707310801" text:style-name="L12">
        <text:list-item>
          <text:p text:style-name="P18">The Aztec settled there, adopted local ways, and served powerful kings as farmers and warriors.</text:p>
        </text:list-item>
        <text:list-item>
          <text:p text:style-name="P18">In 1325, the Aztec founded their own city, Tenochtitlán, on two islands in a swamp in the western part of Lake Texcoco, which is now known as Mexico City.</text:p>
        </text:list-item>
        <text:list-item>
          <text:p text:style-name="P18"><text:soft-page-break/>To feed their growing population, the Aztec constructed artificial fields called chinampas, where farmers piled layers of mud and vegetation to raise the soil level above the water. They planted maize, beans, and different kinds of squash on the chinampas.</text:p>
        </text:list-item>
        <text:list-item>
          <text:p text:style-name="P19">Living on a lake made transportation easy, so trade flourished. The Aztec established a twin city called Tlatelolco in the northern part of Lake Texcoco, which had a huge marketplace.</text:p>
        </text:list-item>
      </text:list>
      <text:p text:style-name="Text_20_body"><text:line-break/><text:span text:style-name="T1">Aztecs developed into skilled warriors and formed a powerful Triple Alliance with Texcoco and Tlacopan.</text:span></text:p>
      <text:list xml:id="list2630879339" text:style-name="L13">
        <text:list-item>
          <text:p text:style-name="P20">They controlled Mesoamerica, forcing hundreds of small city-states to surrender to their rule.</text:p>
        </text:list-item>
        <text:list-item>
          <text:p text:style-name="P20">Aztec bureaucrats enforced the supply of tribute to Tenochtitlán, allowing the Aztecs to grow rich and command a vast empire stretching from the Pacific Ocean to the Gulf of Mexico.</text:p>
        </text:list-item>
        <text:list-item>
          <text:p text:style-name="P20">Around six million people lived in the Aztec Empire at its height.</text:p>
        </text:list-item>
        <text:list-item>
          <text:p text:style-name="P20">By 1519, around 200,000 people lived in Tenochtitlán, which was the largest city in Mesoamerica.</text:p>
        </text:list-item>
        <text:list-item>
          <text:p text:style-name="P21">The city was magnificent and had Templo Mayor (Great Temple), dozens of other temples, many beautiful palaces, and distinct neighborhoods, markets, and farmland.<text:tab/></text:p>
        </text:list-item>
      </text:list>
      <text:p text:style-name="P4"/>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8:45:14.516550495</meta:creation-date>
    <dc:date>2023-05-05T10:18:30.542384225</dc:date>
    <meta:editing-duration>PT25M36S</meta:editing-duration>
    <meta:editing-cycles>3</meta:editing-cycles>
    <meta:generator>LibreOffice/7.3.7.2$Linux_X86_64 LibreOffice_project/30$Build-2</meta:generator>
    <meta:document-statistic meta:table-count="0" meta:image-count="0" meta:object-count="0" meta:page-count="2" meta:paragraph-count="33" meta:word-count="486" meta:character-count="2891" meta:non-whitespace-character-count="2461"/>
  </office:meta>
</office:document-meta>
</file>